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DejaVu Sans Condensed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stories : Website - Learn@home</text:p>
      <text:p text:style-name="P3"/>
      <text:p text:style-name="P3"/>
      <text:p text:style-name="P3"/>
      <text:p text:style-name="P1"><text:span text:style-name="T1">Feature</text:span> : L'identification</text:p>
      <text:p text:style-name="P1"/>
      <text:p text:style-name="P1">En tant qu'utilisateur,</text:p>
      <text:p text:style-name="P1">Je veut m'identifier,</text:p>
      <text:p text:style-name="P1">Afin d'accéder au reste du site, aux services personnalisés</text:p>
      <text:p text:style-name="P1"/>
      <text:p text:style-name="P1"><text:span text:style-name="T1">Critère d'acceptation :</text:span> </text:p>
      <text:p text:style-name="P1">Page de connexion, sur lequel un trouve une interface de connection de type "Identifiant/Mot de passe", complémenter d'un bouton "Se connecter".</text:p>
      <text:p text:style-name="P1">Une fois connecté, l'utilisateur est redirigé vers le tableau de bord.</text:p>
      <text:p text:style-name="P1"/>
      <text:p text:style-name="P1"/>
      <text:p text:style-name="P1"/>
      <text:p text:style-name="P2">Page de connexion</text:p>
      <text:p text:style-name="P1"/>
      <text:p text:style-name="P1"/>
      <text:p text:style-name="P1"><text:span text:style-name="T1">Feature</text:span> : Perte de mot de passe</text:p>
      <text:p text:style-name="P1">En tant qu'utilisateur,</text:p>
      <text:p text:style-name="P1">Je veut récupérer mon mot de passe,</text:p>
      <text:p text:style-name="P1">Afin de pouvoir m'identifier.</text:p>
      <text:p text:style-name="P1"/>
      <text:p text:style-name="P3">Critère d'acceptation:</text:p>
      <text:p text:style-name="P1">Un bouton type "Mot de passe oublié ?" qui envois un mail suite à l'entrée de l'identifiant, ou de la boite mail lié lors de la création de compte.</text:p>
      <text:p text:style-name="P1"/>
      <text:p text:style-name="P1"/>
      <text:p text:style-name="P1"><text:span text:style-name="T1">Feature</text:span> : Création de compte</text:p>
      <text:p text:style-name="P1">En tant qu'utilisateur,</text:p>
      <text:p text:style-name="P1">Je veut créer un compte,</text:p>
      <text:p text:style-name="P1">Afin de pouvoir bénéficier des services proposés.</text:p>
      <text:p text:style-name="P1"/>
      <text:p text:style-name="P3">Critère d'acceptation:</text:p>
      <text:p text:style-name="P1">Un bouton intitulé "Création de compte" placé en évidence et renvoyant vers une autre page; une page de création de compte.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ormulaire de création de compte</text:p>
      <text:p text:style-name="P1"/>
      <text:p text:style-name="P1"><text:span text:style-name="T1">Feature</text:span>: Créer un compte,</text:p>
      <text:p text:style-name="P1">En tant qu'utilisateur, </text:p>
      <text:p text:style-name="P1">Je veut créer un compte,</text:p>
      <text:p text:style-name="P1">Afin de pouvoir bénéficier des services proposés.</text:p>
      <text:p text:style-name="P1"/>
      <text:p text:style-name="P1">Critère d'acceptation:</text:p>
      <text:p text:style-name="P1">Formulaire de création de compte, comprenant :</text:p>
      <text:list xml:id="list8687272117091322282" text:style-name="L1">
        <text:list-item>
          <text:p text:style-name="P4">Nom d'utilisateur / Identifiant</text:p>
        </text:list-item>
        <text:list-item>
          <text:p text:style-name="P4">Fonction ( élève/ mentor )</text:p>
        </text:list-item>
        <text:list-item>
          <text:p text:style-name="P4">Si mentor, qualification requises</text:p>
        </text:list-item>
        <text:list-item>
          <text:p text:style-name="P4">Adresse mail valide</text:p>
        </text:list-item>
        <text:list-item>
          <text:p text:style-name="P4">Mot de passe x2</text:p>
        </text:list-item>
      </text:list>
      <text:p text:style-name="P1"/>
      <text:p text:style-name="P1">*Le nom d'utilsateur sert lors de la phase d'identification et de récupération de mot de passe. C'est aussi sous nom qu'il apparaît dans le chat.</text:p>
      <text:p text:style-name="P1">*L'adresse mail sert à contacter l'utilisateur. C'est au travers d'elle qu'est transmise le lien de vérification lors de la création de compte et de récupération de mot de passe.</text:p>
      <text:p text:style-name="P1"/>
      <text:p text:style-name="P1">Possibilité de lié son compte via des sites externes (google, facebook, ...)</text:p>
      <text:p text:style-name="P1"/>
      <text:p text:style-name="P1">Une fois compléter de façon satisfaisante, renvois vers la page de connexion.</text:p>
      <text:p text:style-name="P1"/>
      <text:p text:style-name="P1"/>
      <text:p text:style-name="P1"/>
      <text:p text:style-name="P2">Tableau de bord</text:p>
      <text:p text:style-name="P1"/>
      <text:p text:style-name="P1"/>
      <text:p text:style-name="P1">Feature : Accéder aux services</text:p>
      <text:p text:style-name="P1">En tant qu'utilisateur,</text:p>
      <text:p text:style-name="P1">Je veut accéder aux services proposés par le site,</text:p>
      <text:p text:style-name="P1">Afin de pouvoir bénéficier / fournir l'aide prévu.</text:p>
      <text:p text:style-name="P1"/>
      <text:p text:style-name="P1">Critère d'acceptat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8M12S</meta:editing-duration>
    <meta:editing-cycles>36</meta:editing-cycles>
    <meta:generator>OpenOffice/4.1.8$Win32 OpenOffice.org_project/418m3$Build-9803</meta:generator>
    <dc:date>2021-01-28T10:51:38.38</dc:date>
    <dc:creator>Antoine Rimonteil</dc:creator>
    <meta:document-statistic meta:table-count="0" meta:image-count="0" meta:object-count="0" meta:page-count="2" meta:paragraph-count="43" meta:word-count="323" meta:character-count="1992"/>
    <meta:user-defined meta:name="Info 1"/>
    <meta:user-defined meta:name="Info 2"/>
    <meta:user-defined meta:name="Info 3"/>
    <meta:user-defined meta:name="Info 4"/>
  </office:meta>
</office:document-meta>
</file>